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220ADEB593F5F0BC11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</text:span><text:span text:style-name="T1">oriz</text:span><text:span text:style-name="T1">ed </text:span><text:span text:style-name="T1">ima</text:span><text:span text:style-name="T1">ges</text:span></text:p>
          </draw:text-box>
        </draw:frame>
        <draw:frame draw:style-name="gr2" draw:text-style-name="P3" draw:layer="layout" svg:width="23.4cm" svg:height="17.152cm" svg:x="1cm" svg:y="1.247cm">
          <draw:image xlink:href="Pictures/10000000000002E600000220ADEB593F5F0BC1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18:43:56.620611987</dc:date>
    <meta:editing-duration>PT4H44M56S</meta:editing-duration>
    <meta:editing-cycles>60</meta:editing-cycles>
    <meta:generator>LibreOffice/5.1.6.2$Linux_X86_64 LibreOffice_project/10m0$Build-2</meta:generator>
    <meta:document-statistic meta:object-count="2"/>
  </office:meta>
</office:document-meta>
</file>